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bce2" officeooo:paragraph-rsid="001a3743"/>
    </style:style>
    <style:style style:name="P2" style:family="paragraph" style:parent-style-name="Standard">
      <style:text-properties officeooo:rsid="001a6bf8" officeooo:paragraph-rsid="001a6bf8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3743"/>
    </style:style>
    <style:style style:name="T4" style:family="text">
      <style:text-properties officeooo:rsid="001b5d64"/>
    </style:style>
    <style:style style:name="T5" style:family="text">
      <style:text-properties officeooo:rsid="0016ca44"/>
    </style:style>
    <style:style style:name="T6" style:family="text">
      <style:text-properties officeooo:rsid="001c3d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*<text:span text:style-name="T6">Рассказ о Пегасах Опплу, <text:s/>с его *соседом*, о том почему его кьютимарка выжжена. Там он с большим не желанием расскажет о том, как устроена социальная иерархия у пегасов</text:span>*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21:34:25.182611602</meta:creation-date>
    <meta:generator>LibreOffice/24.2.7.2$Linux_X86_64 LibreOffice_project/420$Build-2</meta:generator>
    <dc:date>2025-05-14T19:45:26.289211807</dc:date>
    <meta:editing-duration>PT16M38S</meta:editing-duration>
    <meta:editing-cycles>10</meta:editing-cycles>
    <meta:document-statistic meta:table-count="0" meta:image-count="0" meta:object-count="0" meta:page-count="1" meta:paragraph-count="1" meta:word-count="28" meta:character-count="170" meta:non-whitespace-character-count="142"/>
  </office:meta>
</office:document-meta>
</file>